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6033333333333cm"/>
    </style:style>
    <style:style style:name="co2" style:family="table-column">
      <style:table-column-properties fo:break-before="auto" style:column-width="12.107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5in" svg:y="0.0916666666666667in" svg:width="1.5in" svg:height="0.8166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1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5in" svg:y="0.291666666666667in" svg:width="1.5in" svg:height="0.8166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BoletínDeuda_OtrasObligaciones_Junio2021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2" svg:x="1.975in" svg:y="0.508333333333333in" svg:width="1.5in" svg:height="0.81666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Boletín de Deuda Pública - OTRAS OBLIGACIONES DEL ESTADO FUERA DEL ENDEUDAMIENTO PÚBLICO</text:p>
          </table:table-cell>
          <table:table-cell table:number-columns-repeated="16382"/>
        </table:table-row>
        <table:table-row table:style-name="ro3">
          <table:table-cell office:value-type="string" table:style-name="ce2">
            <office:annotation draw:style-name="a3" svg:x="1.975in" svg:y="0.716666666666667in" svg:width="1.5in" svg:height="0.8166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Contiene los datos del Boletín de Deuda Pública referente a Otras Obligaciones que mantiene el estado fuera del endeudamiento público con corte al mes de Junio/2021 expresado en miles de dólares (USD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 del campo</text:p>
          </table:table-cell>
          <table:table-cell office:value-type="string" table:style-name="ce2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ONCEPTO</text:p>
          </table:table-cell>
          <table:table-cell office:value-type="string" table:style-name="ce3">
            <text:p>Descripción del instrumento de endeudamiento utilizado por el Estado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ONTO</text:p>
          </table:table-cell>
          <table:table-cell office:value-type="string" table:style-name="ce3">
            <text:p>Valor en miles de dólares americanos<text:s/></text:p>
          </table:table-cell>
          <table:table-cell table:number-columns-repeated="16382"/>
        </table:table-row>
        <table:table-row table:number-rows-repeated="10485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brera Torres, Paulo César</dc:creator>
    <meta:creation-date>2020-12-02T16:57:00Z</meta:creation-date>
    <dc:date>2021-08-17T21:56:08Z</dc:date>
  </office:meta>
</office:document-meta>
</file>